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25_13-11-29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/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25_15-18-11_000.jpg</text:p>
          </table:table-cell>
          <table:table-cell table:style-name="ce22" office:value-type="string">
            <text:p>:PHOTO 記録 / PC画面 / 投稿文書 / 紀伊國屋書店：登録</text:p>
          </table:table-cell>
          <table:table-cell table:style-name="ce4"/>
          <table:table-cell table:style-name="ce4"/>
          <table:table-cell table:style-name="ce4" office:value-type="string">
            <text:p>N-35-35-28.477478 E-139-34-49.434814</text:p>
          </table:table-cell>
          <table:table-cell table:style-name="ce34" table:formula="of:=IF([.E3]=&quot;&quot;;[.C3];CONCATENATE([.C3];&quot; / &quot;;[.E3]))" office:value-type="string" office:string-value=":PHOTO 記録 / PC画面 / 投稿文書 / 紀伊國屋書店：登録">
            <text:p>:PHOTO 記録 / PC画面 / 投稿文書 / 紀伊國屋書店：登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5_16-14-12_000.jpg</text:p>
          </table:table-cell>
          <table:table-cell table:style-name="ce17" office:value-type="string">
            <text:p>:m music / log / jap.flute-bamboo / || s.1:each-note || s.2:fp,R=1</text:p>
          </table:table-cell>
          <table:table-cell table:style-name="ce33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4]=&quot;&quot;;[.C4];CONCATENATE([.C4];&quot; / &quot;;[.E4]))" office:value-type="string" office:string-value=":m music / log / jap.flute-bamboo / || s.1:each-note || s.2:fp,R=1">
            <text:p>:m music / log / jap.flute-bamboo / || s.1:each-note || s.2:fp,R=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5_19-03-20_000.jpg</text:p>
          </table:table-cell>
          <table:table-cell table:style-name="ce17" office:value-type="string">
            <text:p>:m music / log / jap.flute-bamboo / || s.1:fp,R=1,k.G,score+</text:p>
          </table:table-cell>
          <table:table-cell table:style-name="ce17"/>
          <table:table-cell table:style-name="ce4"/>
          <table:table-cell table:style-name="ce4"/>
          <table:table-cell table:style-name="ce34" table:formula="of:=IF([.E5]=&quot;&quot;;[.C5];CONCATENATE([.C5];&quot; / &quot;;[.E5]))" office:value-type="string" office:string-value=":m music / log / jap.flute-bamboo / || s.1:fp,R=1,k.G,score+">
            <text:p>:m music / log / jap.flute-bamboo / || s.1:fp,R=1,k.G,score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25_20-49-30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1-26_01-10-35_000.jpg</text:p>
          </table:table-cell>
          <table:table-cell table:style-name="ce17" office:value-type="string">
            <text:p>:PHOTO 記録 / 経過記録；作ったもの / food=焼酎漬け / material=生姜；liquor=麦焼酎,time=1123-1202,container=pale-green-cap</text:p>
          </table:table-cell>
          <table:table-cell table:style-name="ce19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7]=&quot;&quot;;[.C7];CONCATENATE([.C7];&quot; / &quot;;[.E7]))" office:value-type="string" office:string-value=":PHOTO 記録 / 経過記録；作ったもの / food=焼酎漬け / material=生姜；liquor=麦焼酎,time=1123-1202,container=pale-green-cap">
            <text:p>:PHOTO 記録 / 経過記録；作ったもの / food=焼酎漬け / material=生姜；liquor=麦焼酎,time=1123-1202,container=pale-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1-26_01-10-48_000.jpg</text:p>
          </table:table-cell>
          <table:table-cell table:style-name="ce17" office:value-type="string">
            <text:p>:PHOTO 記録 / 経過記録；作ったもの / food=焼酎漬け / material=生姜；liquor=麦焼酎,time=1123-1202,container=silver-cap</text:p>
          </table:table-cell>
          <table:table-cell table:style-name="ce17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生姜；liquor=麦焼酎,time=1123-1202,container=silver-cap">
            <text:p>:PHOTO 記録 / 経過記録；作ったもの / food=焼酎漬け / material=生姜；liquor=麦焼酎,time=1123-1202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26_01-11-10_000.jpg</text:p>
          </table:table-cell>
          <table:table-cell table:style-name="ce17" office:value-type="string">
            <text:p>:PHOTO 記録 / 経過記録；作ったもの / food=焼酎漬け / material=レモン；liquor=麦焼酎,time=1124-1656,container=white-cap</text:p>
          </table:table-cell>
          <table:table-cell table:style-name="ce18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レモン；liquor=麦焼酎,time=1124-1656,container=white-cap">
            <text:p>:PHOTO 記録 / 経過記録；作ったもの / food=焼酎漬け / material=レモン；liquor=麦焼酎,time=1124-1656,container=white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1-26_01-11-17_000.jpg</text:p>
          </table:table-cell>
          <table:table-cell table:style-name="ce8" office:value-type="string">
            <text:p>:PHOTO 記録 / 経過記録；作ったもの / food=焼酎漬け / material=パクチー；liquor=麦焼酎,time=1119-2344,container=golden-cap</text:p>
          </table:table-cell>
          <table:table-cell table:style-name="ce18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パクチー；liquor=麦焼酎,time=1119-2344,container=golden-cap">
            <text:p>:PHOTO 記録 / 経過記録；作ったもの / food=焼酎漬け / material=パクチー；liquor=麦焼酎,time=1119-2344,container=gold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1-26_01-11-41_000.jpg</text:p>
          </table:table-cell>
          <table:table-cell table:style-name="ce22" office:value-type="string">
            <text:p>:PHOTO 記録 / 経過記録；作ったもの / food=焼酎漬け / material=パクチー；liquor=麦焼酎,time=1119-2344,container=green-cap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パクチー；liquor=麦焼酎,time=1119-2344,container=green-cap">
            <text:p>:PHOTO 記録 / 経過記録；作ったもの / food=焼酎漬け / material=パクチー；liquor=麦焼酎,time=1119-2344,container=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26_03-34-23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422546 E-139-34-49.324951</text:p>
          </table:table-cell>
          <table:table-cell table:style-name="ce34" table:formula="of:=IF([.E12]=&quot;&quot;;[.C12];CONCATENATE([.C12];&quot; / &quot;;[.E12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1-26_03-35-23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1-26_10-56-59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477478 E-139-34-49.489746</text:p>
          </table:table-cell>
          <table:table-cell table:style-name="ce34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1-26_11-34-52_000.jpg</text:p>
          </table:table-cell>
          <table:table-cell table:style-name="ce22" office:value-type="string">
            <text:p>:PHOTO 記録 / @自室　/ 身体；右脚：膝 / 表皮が象皮ふ化している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15]=&quot;&quot;;[.C15];CONCATENATE([.C15];&quot; / &quot;;[.E15]))" office:value-type="string" office:string-value=":PHOTO 記録 / @自室　/ 身体；右脚：膝 / 表皮が象皮ふ化している">
            <text:p>:PHOTO 記録 / @自室　/ 身体；右脚：膝 / 表皮が象皮ふ化してい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5_15-53-30_000.mp4</text:p>
          </table:table-cell>
          <table:table-cell table:style-name="ce8" office:value-type="string">
            <text:p>:VIDEO / @自室 / 記録 / jap.flute-bamboo / 演奏、play / b-2020-1125-1 / genr=f-N:composition-relay-7</text:p>
          </table:table-cell>
          <table:table-cell table:style-name="ce19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VIDEO / @自室 / 記録 / jap.flute-bamboo / 演奏、play / b-2020-1125-1 / genr=f-N:composition-relay-7">
            <text:p>:VIDEO / @自室 / 記録 / jap.flute-bamboo / 演奏、play / b-2020-1125-1 / genr=f-N:composition-relay-7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5_16-05-19_000.mp4</text:p>
          </table:table-cell>
          <table:table-cell table:style-name="ce8" office:value-type="string">
            <text:p>:VIDEO / @自室 / 記録 / jap.flute-bamboo / 演奏、play / b-2020-1125-2 / genr=f-N:composition-relay-8</text:p>
          </table:table-cell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VIDEO / @自室 / 記録 / jap.flute-bamboo / 演奏、play / b-2020-1125-2 / genr=f-N:composition-relay-8">
            <text:p>:VIDEO / @自室 / 記録 / jap.flute-bamboo / 演奏、play / b-2020-1125-2 / genr=f-N:composition-relay-8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25_16-08-57_000.mp4</text:p>
          </table:table-cell>
          <table:table-cell table:style-name="ce8" office:value-type="string">
            <text:p>:VIDEO / @自室 / 記録 / jap.flute-bamboo / 演奏、play / b-2020-1125-3 / genr=tips:how-to-blow:vibrato:finger</text:p>
          </table:table-cell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室 / 記録 / jap.flute-bamboo / 演奏、play / b-2020-1125-3 / genr=tips:how-to-blow:vibrato:finger">
            <text:p>:VIDEO / @自室 / 記録 / jap.flute-bamboo / 演奏、play / b-2020-1125-3 / genr=tips:how-to-blow:vibrato:finger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25_18-04-56_000.mp4</text:p>
          </table:table-cell>
          <table:table-cell table:style-name="ce8" office:value-type="string">
            <text:p>:VIDEO / @自室 / 記録 / jap.flute / 演奏、play / f-2020-1125-1 / genr=f-N:composition-relay-11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室 / 記録 / jap.flute / 演奏、play / f-2020-1125-1 / genr=f-N:composition-relay-11">
            <text:p>:VIDEO / @自室 / 記録 / jap.flute / 演奏、play / f-2020-1125-1 / genr=f-N:composition-relay-1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25_18-26-02_000.mp4</text:p>
          </table:table-cell>
          <table:table-cell table:style-name="ce8" office:value-type="string">
            <text:p>:VIDEO / @自室 / 記録 / jap.flute / 演奏、play / f-2020-1125-2 / genr=tips:note-jump:Gf4~Ef5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VIDEO / @自室 / 記録 / jap.flute / 演奏、play / f-2020-1125-2 / genr=tips:note-jump:Gf4~Ef5">
            <text:p>:VIDEO / @自室 / 記録 / jap.flute / 演奏、play / f-2020-1125-2 / genr=tips:note-jump:Gf4~Ef5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25_21-51-35_000.mid</text:p>
          </table:table-cell>
          <table:table-cell table:style-name="ce8" office:value-type="string">
            <text:p>:in-mid / app=perfect-piano / 演奏、play / id-2020-1125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string" office:string-value=":in-mid / app=perfect-piano / 演奏、play / id-2020-1125-1 / category=melody,inst=~,for=~,genre=~">
            <text:p>:in-mid / app=perfect-piano / 演奏、play / id-2020-1125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26_00-53-03_000.mid</text:p>
          </table:table-cell>
          <table:table-cell table:style-name="ce8" office:value-type="string">
            <text:p>:in-mid / app=perfect-piano / 演奏、play / id-2020-1125-2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string" office:string-value=":in-mid / app=perfect-piano / 演奏、play / id-2020-1125-2 / category=melody,inst=~,for=~,genre=~">
            <text:p>:in-mid / app=perfect-piano / 演奏、play / id-2020-1125-2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2020/11/26</text:date>, <text:time>14:49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26T14:49:40.91</dc:date>
    <dc:creator>iwabuchi ken</dc:creator>
    <meta:editing-duration>P28DT10H5M44S</meta:editing-duration>
    <meta:editing-cycles>10631</meta:editing-cycles>
    <meta:document-statistic meta:table-count="1" meta:cell-count="471" meta:object-count="0"/>
  </office:meta>
</office:document-meta>
</file>